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 : </text:p>
      <text:p text:style-name="Standard"><text:tab/>le C encore utilisé ?</text:p>
      <text:p text:style-name="Standard">Encore bcp surtout en embarqué.</text:p>
      <text:p text:style-name="Standard"><text:tab/></text:p>
      <text:p text:style-name="Standard"><text:tab/>Est qu'un chef de projet dev encore ?</text:p>
      <text:p text:style-name="Standard">Un chef technique oui .</text:p>
      <text:p text:style-name="Standard"><text:tab/>Vous voulez evoluer comment ?</text:p>
      <text:p text:style-name="Standard">Continuer dans le technique . Archi technique .</text:p>
      <text:p text:style-name="Standard"><text:tab/>Au bout de cb de temps etes vous passer chef de projet ?</text:p>
      <text:p text:style-name="Standard">Au bout de deux ans et demi </text:p>
      <text:p text:style-name="Standard"><text:tab/>Ou se trouve le siege social ?</text:p>
      <text:p text:style-name="Standard">Je trvaille à la Defense ,mais le siege social est à charenton .+Des filiales a aix en provence et au Maroc.</text:p>
      <text:p text:style-name="Standard"><text:tab/>Pq prendre un stagiare plutot qu'un salarie ?</text:p>
      <text:p text:style-name="Standard">La motivation et la volonté de former pour embauche futur 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AK-KALI Nizar</meta:initial-creator>
    <meta:creation-date>2015-09-29T18:52:48.94</meta:creation-date>
    <dc:date>2015-09-29T21:10:37.78</dc:date>
    <dc:creator>ABAK-KALI Nizar</dc:creator>
    <meta:editing-duration>PT2H17M4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05" meta:character-count="533"/>
  </office:meta>
</office:document-meta>
</file>